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c7d7a" officeooo:paragraph-rsid="000c7d7a" style:font-weight-asian="bold" style:font-weight-complex="bold"/>
    </style:style>
    <style:style style:name="P2" style:family="paragraph" style:parent-style-name="Standard">
      <style:paragraph-properties fo:text-align="justify" style:justify-single-word="false"/>
      <style:text-properties fo:font-size="12pt" fo:font-weight="bold" officeooo:rsid="000c7d7a" officeooo:paragraph-rsid="000c7d7a" style:font-weight-asian="bold" style:font-weight-complex="bold"/>
    </style:style>
    <style:style style:name="P3" style:family="paragraph" style:parent-style-name="Standard">
      <style:paragraph-properties fo:text-align="justify" style:justify-single-word="false"/>
      <style:text-properties fo:font-size="12pt" fo:font-weight="bold" officeooo:rsid="000edd5d" officeooo:paragraph-rsid="000edd5d" style:font-weight-asian="bold" style:font-weight-complex="bold"/>
    </style:style>
    <style:style style:name="P4" style:family="paragraph" style:parent-style-name="Standard">
      <style:paragraph-properties fo:text-align="justify" style:justify-single-word="false"/>
      <style:text-properties fo:font-size="12pt" fo:font-weight="normal" officeooo:rsid="000edd5d" officeooo:paragraph-rsid="000edd5d" style:font-weight-asian="normal" style:font-weight-complex="normal"/>
    </style:style>
    <style:style style:name="P5" style:family="paragraph" style:parent-style-name="Standard">
      <style:paragraph-properties fo:text-align="justify" style:justify-single-word="false"/>
      <style:text-properties fo:font-size="12pt" fo:font-weight="normal" officeooo:rsid="000f1958" officeooo:paragraph-rsid="000f1958" style:font-weight-asian="normal" style:font-weight-complex="normal"/>
    </style:style>
    <style:style style:name="P6" style:family="paragraph" style:parent-style-name="Standard">
      <style:paragraph-properties fo:text-align="justify" style:justify-single-word="false"/>
      <style:text-properties officeooo:paragraph-rsid="000f1958"/>
    </style:style>
    <style:style style:name="T1" style:family="text">
      <style:text-properties officeooo:rsid="000edd5d"/>
    </style:style>
    <style:style style:name="T2" style:family="text">
      <style:text-properties officeooo:rsid="000f1958"/>
    </style:style>
    <style:style style:name="T3" style:family="text">
      <style:text-properties fo:font-size="12pt" fo:font-weight="normal" officeooo:rsid="000f1958" style:font-weight-asian="normal" style:font-weight-complex="normal"/>
    </style:style>
    <style:style style:name="T4" style:family="text">
      <style:text-properties fo:font-size="12pt" fo:font-weight="bold" officeooo:rsid="000f1958" style:font-weight-asian="bold" style:font-weight-complex="bold"/>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KALIGNERS</text:p>
      <text:p text:style-name="P1"/>
      <text:p text:style-name="P3">Credentials for admin</text:p>
      <text:p text:style-name="P4"><text:span text:style-name="T2">Link: </text:span><text:a xlink:type="simple" xlink:href="https://behnam.eu.pythonanywhere.com/admin" text:style-name="Internet_20_link" text:visited-style-name="Visited_20_Internet_20_Link">http</text:a><text:a xlink:type="simple" xlink:href="https://behnam.eu.pythonanywhere.com/admin" text:style-name="Internet_20_link" text:visited-style-name="Visited_20_Internet_20_Link"><text:span text:style-name="T2">s</text:span></text:a><text:a xlink:type="simple" xlink:href="https://behnam.eu.pythonanywhere.com/admin" text:style-name="Internet_20_link" text:visited-style-name="Visited_20_Internet_20_Link">://behnam.eu.pythonanywhere.com/</text:a><text:a xlink:type="simple" xlink:href="https://behnam.eu.pythonanywhere.com/admin" text:style-name="Internet_20_link" text:visited-style-name="Visited_20_Internet_20_Link"><text:span text:style-name="T2">admin</text:span></text:a></text:p>
      <text:p text:style-name="P5">username: <text:a xlink:type="simple" xlink:href="mailto:admin@ukaligners" text:style-name="Internet_20_link" text:visited-style-name="Visited_20_Internet_20_Link">admin@ukaligners</text:a></text:p>
      <text:p text:style-name="P5">password: 4914</text:p>
      <text:p text:style-name="P5"/>
      <text:p text:style-name="P5">password can be changed from backend (<text:a xlink:type="simple" xlink:href="https://behnam.eu.pythonanywhere.com/admin" text:style-name="Internet_20_link" text:visited-style-name="Visited_20_Internet_20_Link"><text:span text:style-name="T1">http</text:span></text:a><text:a xlink:type="simple" xlink:href="https://behnam.eu.pythonanywhere.com/admin" text:style-name="Internet_20_link" text:visited-style-name="Visited_20_Internet_20_Link">s</text:a><text:a xlink:type="simple" xlink:href="https://behnam.eu.pythonanywhere.com/admin" text:style-name="Internet_20_link" text:visited-style-name="Visited_20_Internet_20_Link"><text:span text:style-name="T1">://behnam.eu.pythonanywhere.com/</text:span></text:a><text:a xlink:type="simple" xlink:href="https://behnam.eu.pythonanywhere.com/admin" text:style-name="Internet_20_link" text:visited-style-name="Visited_20_Internet_20_Link">admin</text:a>) </text:p>
      <text:p text:style-name="P5">moreover dentists account can also be promoted.</text:p>
      <text:p text:style-name="P3">Signup</text:p>
      <text:p text:style-name="P4">I have added a signup option for dentists. Which can be promoted to admin from backend.</text:p>
      <text:p text:style-name="P3">Login</text:p>
      <text:p text:style-name="P4">Admin and <text:s/>Dentists can login to system by entrying username and password.</text:p>
      <text:p text:style-name="P2">Dashboard<text:tab/></text:p>
      <text:p text:style-name="P4">Successful login redirects admin and dentists to dashboard page where patient numbers are shown. Admin can see the numbers of overall all patients added by all dentists while on the other hand dentists can see patients details which are added by them. Clicking on any card redirects them to patient list page.</text:p>
      <text:p text:style-name="P4"/>
      <text:p text:style-name="P2">Dentist</text:p>
      <text:p text:style-name="P4">Admin can see list of dentists on dentists page.</text:p>
      <text:p text:style-name="P2">Patient </text:p>
      <text:p text:style-name="P4">All patients will be displayed to admin while only those patients would be shown to dentists added them.</text:p>
      <text:p text:style-name="P2">Logout</text:p>
      <text:p text:style-name="P4">It will redirect to login page.</text:p>
      <text:p text:style-name="P4"/>
      <text:p text:style-name="P6"><text:span text:style-name="T4">Note: </text:span><text:span text:style-name="T3">Add new patient form is still imcomplete yet and will be added by tomorrow hopefully. </text:span></text:p>
      <text:p text:style-name="P6"><text:span text:style-name="T3"/></text:p>
      <text:p text:style-name="P6"><text:span text:style-name="T3">Thanks for your Patie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4T18:38:34.311130004</meta:creation-date>
    <dc:date>2021-09-04T21:45:45.072706820</dc:date>
    <meta:editing-duration>PT6M7S</meta:editing-duration>
    <meta:editing-cycles>1</meta:editing-cycles>
    <meta:document-statistic meta:table-count="0" meta:image-count="0" meta:object-count="0" meta:page-count="1" meta:paragraph-count="21" meta:word-count="163" meta:character-count="1061" meta:non-whitespace-character-count="913"/>
    <meta:generator>LibreOffice/6.4.4.2$Linux_X86_64 LibreOffice_project/40$Build-2</meta:generator>
  </office:meta>
</office:document-meta>
</file>